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Enumeration.findNextEnumeration( int cursor , boolean moveCurs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undEnumeration.currentEnumer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undEnumeration.findNextEnumeration( boolean move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Enumeration.CompoundEnumeration( Enumeration [ ] enu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numeration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